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DotOutputStream.writeChunk( byte buffer [ ] , int offse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raDotOutputStream.ExtraDo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DotOutputStream.write( in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